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draw:marker-start-width="0.215cm" draw:marker-end-width="0.215cm" draw:fill-color="#ffffff" draw:textarea-horizontal-align="justify" draw:textarea-vertical-align="middle" draw:auto-grow-height="false" fo:min-height="6.24cm" fo:min-width="4.29cm" fo:padding-top="0.13cm" fo:padding-bottom="0.13cm" fo:padding-left="0.255cm" fo:padding-right="0.255cm" style:protect="siz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24cm" fo:min-width="0.674cm"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24cm" fo:min-width="0.674cm" style:protect="siz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-color="#ffffff"/>
      <style:paragraph-properties fo:text-align="center"/>
      <style:text-properties fo:font-size="12pt" style:font-size-asian="16pt" style:font-size-complex="16pt"/>
    </style:style>
    <style:style style:name="P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465a4" loext:opacity="100%" fo:font-weight="bold" style:font-weight-asian="bold" style:font-weight-complex="bold"/>
    </style:style>
    <style:style style:name="T6" style:family="text">
      <style:text-properties fo:font-weight="bold" style:font-size-asian="16pt" style:font-weight-asian="bold" style:font-size-complex="16pt" style:font-weight-complex="bold"/>
    </style:style>
    <style:style style:name="T7" style:family="text">
      <style:text-properties fo:color="#ff0000" loext:opacity="100%" fo:font-weight="bold" style:font-size-asian="16pt" style:font-weight-asian="bold" style:font-size-complex="16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3465a4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8cm" svg:height="6.5cm" svg:x="2cm" svg:y="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3cm" svg:height="1.3cm" svg:x="2.2cm" svg:y="2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3cm" svg:height="1.3cm" svg:x="3.75cm" svg:y="2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3cm" svg:height="1.3cm" svg:x="5.3cm" svg:y="2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3cm" svg:height="1.3cm" svg:x="2.2cm" svg:y="3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3cm" svg:height="1.3cm" svg:x="3.75cm" svg:y="3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3cm" svg:height="1.3cm" svg:x="5.3cm" svg:y="3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3cm" svg:height="1.3cm" svg:x="2.2cm" svg:y="5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3cm" svg:height="1.3cm" svg:x="3.75cm" svg:y="5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3cm" svg:height="1.3cm" svg:x="5.3cm" svg:y="5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3cm" svg:height="1.3cm" svg:x="2.2cm" svg:y="6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3cm" svg:height="1.3cm" svg:x="3.75cm" svg:y="6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3cm" svg:height="1.3cm" svg:x="5.3cm" svg:y="6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1" draw:layer="layout" svg:width="4.8cm" svg:height="6.5cm" svg:x="8.4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cm" svg:height="1.3cm" svg:x="8.6cm" svg:y="2.1cm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10.15cm" svg:y="2.1cm">
          <text:p text:style-name="P2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11.7cm" svg:y="2.1cm">
          <text:p text:style-name="P2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8.6cm" svg:y="3.65cm">
          <text:p text:style-name="P2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3cm" svg:height="1.3cm" svg:x="10.15cm" svg:y="3.65cm">
          <text:p text:style-name="P3"><text:span text:style-name="T1">View</text:span></text:p>
          <text:p text:style-name="P3"><text:span text:style-name="T2">5</text:span></text:p>
          <text:p text:style-name="P3"><text:span text:style-name="T3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11.7cm" svg:y="3.65cm">
          <text:p text:style-name="P2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8.6cm" svg:y="5.2cm">
          <text:p text:style-name="P2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10.15cm" svg:y="5.2cm">
          <text:p text:style-name="P2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11.7cm" svg:y="5.2cm">
          <text:p text:style-name="P2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cm" svg:height="1.3cm" svg:x="8.6cm" svg:y="6.75cm">
          <text:p text:style-name="P5"><text:span text:style-name="T4">Next</text:span></text:p>
          <text:p text:style-name="P5"><text:span text:style-name="T5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cm" svg:height="1.3cm" svg:x="10.15cm" svg:y="6.75cm">
          <text:p text:style-name="P5"><text:span text:style-name="T4">0</text:span></text:p>
          <text:p text:style-name="P5"><text:span text:style-name="T5">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3cm" svg:height="1.3cm" svg:x="11.7cm" svg:y="6.75cm">
          <text:p text:style-name="P7"><text:span text:style-name="T6">CLR</text:span></text:p>
          <text:p text:style-name="P7"><text:span text:style-name="T7">S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cm" svg:height="6.5cm" draw:transform="rotate (1.5707963267949) translate (3.281cm 15.64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cm" svg:height="1.3cm" svg:x="3.381cm" svg:y="14.141cm">
          <text:p text:style-name="P2">7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3.381cm" svg:y="12.591cm">
          <text:p text:style-name="P2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3.381cm" svg:y="11.041cm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4.931cm" svg:y="14.141cm">
          <text:p text:style-name="P2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3cm" svg:height="1.3cm" svg:x="4.931cm" svg:y="12.591cm">
          <text:p text:style-name="P3"><text:span text:style-name="T1">View</text:span></text:p>
          <text:p text:style-name="P3"><text:span text:style-name="T2">5</text:span></text:p>
          <text:p text:style-name="P3"><text:span text:style-name="T3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4.931cm" svg:y="11.041cm">
          <text:p text:style-name="P2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6.481cm" svg:y="14.141cm">
          <text:p text:style-name="P2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6.481cm" svg:y="12.591cm">
          <text:p text:style-name="P2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6.481cm" svg:y="11.041cm">
          <text:p text:style-name="P2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8.031cm" svg:y="14.141cm">
          <text:p text:style-name="P2"><text:span text:style-name="T8">CL</text:span><text:span text:style-name="T8">R</text:span></text:p>
          <text:p text:style-name="P2"><text:span text:style-name="T9">Sto</text:span><text:span text:style-name="T9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1.3cm" svg:height="1.3cm" svg:x="8.031cm" svg:y="12.591cm">
          <text:p text:style-name="P9"><text:span text:style-name="T8">0</text:span></text:p>
          <text:p text:style-name="P9"><text:span text:style-name="T10">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3cm" svg:x="8.031cm" svg:y="11.041cm">
          <text:p text:style-name="P2"><text:span text:style-name="T8">Ne</text:span><text:span text:style-name="T8">xt</text:span></text:p>
          <text:p text:style-name="P2"><text:span text:style-name="T10">Sta</text:span><text:span text:style-name="T10">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ernhard Bablok</meta:initial-creator>
    <meta:creation-date>2022-04-07T13:42:07.493061507</meta:creation-date>
    <dc:date>2022-04-07T14:31:10.339981077</dc:date>
    <dc:creator>Bernhard Bablok</dc:creator>
    <meta:editing-duration>PT39S</meta:editing-duration>
    <meta:editing-cycles>2</meta:editing-cycles>
    <meta:generator>LibreOffice/7.1.4.2$Linux_X86_64 LibreOffice_project/10$Build-2</meta:generator>
    <meta:printed-by>Bernhard Bablok</meta:printed-by>
    <meta:print-date>2022-04-07T14:15:21.189049677</meta:print-date>
    <meta:document-statistic meta:object-count="40"/>
  </office:meta>
</office:document-meta>
</file>